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github.com/shreeja123/freedombox.git" text:style-name="Internet_20_link" text:visited-style-name="Visited_20_Internet_20_Link">https://github.com/shreeja123/freedombox.git</text:a></text:p>
      <text:p text:style-name="Standard"/>
      <text:p text:style-name="Standard"/>
      <text:p text:style-name="Text_20_body"><text:span text:style-name="T1">FreedomBox</text:span> is a community project to develop, design and promote <text:a xlink:type="simple" xlink:href="https://en.wikipedia.org/wiki/Personal_web_server" text:style-name="Internet_20_link" text:visited-style-name="Visited_20_Internet_20_Link">personal servers</text:a> running <text:a xlink:type="simple" xlink:href="https://en.wikipedia.org/wiki/Free_software" text:style-name="Internet_20_link" text:visited-style-name="Visited_20_Internet_20_Link">free software</text:a> for distributed social networking, <text:a xlink:type="simple" xlink:href="https://en.wikipedia.org/wiki/Email" text:style-name="Internet_20_link" text:visited-style-name="Visited_20_Internet_20_Link">email</text:a> and <text:a xlink:type="simple" xlink:href="https://en.wikipedia.org/wiki/Voice_over_IP" text:style-name="Internet_20_link" text:visited-style-name="Visited_20_Internet_20_Link">audio/video communications</text:a>.<text:bookmark text:name="cite_ref-3"/><text:a xlink:type="simple" xlink:href="https://en.wikipedia.org/wiki/FreedomBox#cite_note-3" text:style-name="Internet_20_link" text:visited-style-name="Visited_20_Internet_20_Link">[3]</text:a><text:bookmark text:name="cite_ref-4"/><text:a xlink:type="simple" xlink:href="https://en.wikipedia.org/wiki/FreedomBox#cite_note-4" text:style-name="Internet_20_link" text:visited-style-name="Visited_20_Internet_20_Link">[4]</text:a><text:bookmark text:name="cite_ref-5"/><text:a xlink:type="simple" xlink:href="https://en.wikipedia.org/wiki/FreedomBox#cite_note-5" text:style-name="Internet_20_link" text:visited-style-name="Visited_20_Internet_20_Link">[5]</text:a> The project was announced by <text:a xlink:type="simple" xlink:href="https://en.wikipedia.org/wiki/Eben_Moglen" text:style-name="Internet_20_link" text:visited-style-name="Visited_20_Internet_20_Link">Eben Moglen</text:a> at the New York <text:a xlink:type="simple" xlink:href="https://en.wikipedia.org/wiki/Internet_Society" text:style-name="Internet_20_link" text:visited-style-name="Visited_20_Internet_20_Link">ISOC</text:a> meeting on February 2, 2010.<text:bookmark text:name="cite_ref-6"/><text:a xlink:type="simple" xlink:href="https://en.wikipedia.org/wiki/FreedomBox#cite_note-6" text:style-name="Internet_20_link" text:visited-style-name="Visited_20_Internet_20_Link">[6]</text:a> </text:p>
      <text:p text:style-name="Text_20_body">On February 4, 2011, Moglen formed the FreedomBox Foundation to become the organizational headquarters of the project,<text:bookmark text:name="cite_ref-7"/><text:a xlink:type="simple" xlink:href="https://en.wikipedia.org/wiki/FreedomBox#cite_note-7" text:style-name="Internet_20_link" text:visited-style-name="Visited_20_Internet_20_Link">[7]</text:a> and on February 18, 2011, the foundation started a campaign to raise $60,000 in 30 days on the <text:a xlink:type="simple" xlink:href="https://en.wikipedia.org/wiki/Crowdfunding" text:style-name="Internet_20_link" text:visited-style-name="Visited_20_Internet_20_Link">crowdfunding</text:a> service, <text:a xlink:type="simple" xlink:href="https://en.wikipedia.org/wiki/Kickstarter" text:style-name="Internet_20_link" text:visited-style-name="Visited_20_Internet_20_Link">Kickstarter</text:a>.<text:bookmark text:name="cite_ref-kickstarter_8-0"/><text:a xlink:type="simple" xlink:href="https://en.wikipedia.org/wiki/FreedomBox#cite_note-kickstarter-8" text:style-name="Internet_20_link" text:visited-style-name="Visited_20_Internet_20_Link">[8]</text:a> The goal was met on February 22,<text:bookmark text:name="cite_ref-9"/><text:a xlink:type="simple" xlink:href="https://en.wikipedia.org/wiki/FreedomBox#cite_note-9" text:style-name="Internet_20_link" text:visited-style-name="Visited_20_Internet_20_Link">[9]</text:a> and on March 19, 2011, the campaign ended after collecting $86,724 from 1,007 backers.<text:bookmark text:name="cite_ref-kickstarter_8-1"/><text:a xlink:type="simple" xlink:href="https://en.wikipedia.org/wiki/FreedomBox#cite_note-kickstarter-8" text:style-name="Internet_20_link" text:visited-style-name="Visited_20_Internet_20_Link">[8]</text:a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2:32:35.312000502</meta:creation-date>
    <dc:date>2019-01-11T12:33:16.156543063</dc:date>
    <meta:editing-duration>PT55S</meta:editing-duration>
    <meta:editing-cycles>1</meta:editing-cycles>
    <meta:document-statistic meta:table-count="0" meta:image-count="0" meta:object-count="0" meta:page-count="1" meta:paragraph-count="3" meta:word-count="100" meta:character-count="705" meta:non-whitespace-character-count="606"/>
    <meta:generator>LibreOffice/6.0.3.2$Linux_X86_64 LibreOffice_project/00m0$Build-2</meta:generator>
  </office:meta>
</office:document-meta>
</file>